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0000001009F1619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635cm" svg:height="0.584cm" svg:x="11.16cm" svg:y="13.7cm">
          <draw:image xlink:href="Pictures/1000020100000100000001009F16194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MY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2-08-13T15:24:18</dc:date>
    <meta:document-statistic meta:object-count="1"/>
    <meta:generator>NeoOffice/3.1.1$Unix OpenOffice.org_project/Patch 0</meta:generator>
  </office:meta>
</office:document-meta>
</file>